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1cm" svg:x="6.5cm" svg:y="4cm">
          <text:p text:style-name="P1"><text:span text:style-name="T1">StreamInitiate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5cm" svg:y1="3.5cm" svg:x2="2.5cm" svg:y2="20.44cm">
          <text:p/>
        </draw:line>
        <draw:line draw:style-name="gr2" draw:text-style-name="P1" draw:layer="layout" svg:x1="16.5cm" svg:y1="3.5cm" svg:x2="16.5cm" svg:y2="20.44cm">
          <text:p/>
        </draw:line>
        <draw:line draw:style-name="gr3" draw:text-style-name="P1" draw:layer="layout" svg:x1="2.5cm" svg:y1="4.5cm" svg:x2="6.5cm" svg:y2="4.5cm">
          <text:p/>
        </draw:line>
        <draw:line draw:style-name="gr3" draw:text-style-name="P1" draw:layer="layout" svg:x1="12.5cm" svg:y1="4.5cm" svg:x2="16.5cm" svg:y2="4.5cm">
          <text:p/>
        </draw:line>
        <draw:custom-shape draw:style-name="gr1" draw:text-style-name="P2" draw:layer="layout" svg:width="7cm" svg:height="1.5cm" svg:x="6cm" svg:y="5.5cm">
          <text:p text:style-name="P1"><text:span text:style-name="T1">StreamInitiateReply “rejected”</text:span></text:p>
          <text:p text:style-name="P1"><text:span text:style-name="T2">MaxBuffer=0, TypeIncluded, SSID, DSID</text:span></text:p>
          <text:p text:style-name="P1"><text:span text:style-name="T2">(permanent, logged, invalid, source not </text:span></text:p>
          <text:p text:style-name="P1"><text:span text:style-name="T2">permitted, streams not accept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cm" svg:height="1.5cm" svg:x="6cm" svg:y="7.5cm">
          <text:p text:style-name="P1"><text:span text:style-name="T1">StreamInitiateReply</text:span></text:p>
          <text:p text:style-name="P1"><text:span text:style-name="T1">“</text:span><text:span text:style-name="T1">Buffer shortage, resend”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cm" svg:height="1.5cm" svg:x="6cm" svg:y="9.5cm">
          <text:p text:style-name="P1"><text:span text:style-name="T1">StreamInitiateReply</text:span></text:p>
          <text:p text:style-name="P1"><text:span text:style-name="T1">“</text:span><text:span text:style-name="T1">Stream rejected, out of order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6.5cm" svg:y1="8cm" svg:x2="14cm" svg:y2="8cm">
          <text:p/>
        </draw:line>
        <draw:line draw:style-name="gr3" draw:text-style-name="P1" draw:layer="layout" svg:x1="5cm" svg:y1="8cm" svg:x2="2.5cm" svg:y2="8cm">
          <text:p/>
        </draw:line>
        <draw:custom-shape draw:style-name="gr4" draw:text-style-name="P1" draw:layer="layout" svg:width="0.5cm" svg:height="5.5cm" svg:x="13.5cm" svg:y="5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1" draw:layer="layout" svg:width="0.5cm" svg:height="5.5cm" svg:x="5cm" svg:y="5.5cm">
          <text:p/>
          <draw:enhanced-geometry svg:viewBox="0 0 21600 21600" draw:mirror-horizontal="tru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" draw:text-style-name="P2" draw:layer="layout" svg:width="7cm" svg:height="1cm" svg:x="6cm" svg:y="11.5cm">
          <text:p text:style-name="P1"><text:span text:style-name="T1">StreamInitiateReply(“accept”)</text:span></text:p>
          <text:p text:style-name="P1"><text:span text:style-name="T3">MaxBuffer, TypeIncluded, SSID, DS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6.5cm" svg:y1="12cm" svg:x2="13cm" svg:y2="12cm">
          <text:p/>
        </draw:line>
        <draw:line draw:style-name="gr3" draw:text-style-name="P1" draw:layer="layout" svg:x1="6cm" svg:y1="12cm" svg:x2="2.5cm" svg:y2="12cm">
          <text:p/>
        </draw:line>
        <draw:custom-shape draw:style-name="gr1" draw:text-style-name="P2" draw:layer="layout" svg:width="6cm" svg:height="1cm" svg:x="6.5cm" svg:y="14.5cm">
          <text:p text:style-name="P1"><text:span text:style-name="T1">StreamDataProceed</text:span></text:p>
          <text:p text:style-name="P1"><text:span text:style-name="T3">SSID, DS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1cm" svg:x="6.5cm" svg:y="13cm">
          <text:p text:style-name="P1"><text:span text:style-name="T1">StreamDataSend</text:span></text:p>
          <text:p text:style-name="P1"><text:span text:style-name="T3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5cm" svg:y1="13.5cm" svg:x2="6.5cm" svg:y2="13.5cm">
          <text:p/>
        </draw:line>
        <draw:line draw:style-name="gr3" draw:text-style-name="P1" draw:layer="layout" svg:x1="12.5cm" svg:y1="13.5cm" svg:x2="16.5cm" svg:y2="13.5cm">
          <text:p/>
        </draw:line>
        <draw:line draw:style-name="gr3" draw:text-style-name="P1" draw:layer="layout" svg:x1="6.5cm" svg:y1="15cm" svg:x2="2.5cm" svg:y2="15cm">
          <text:p/>
        </draw:line>
        <draw:line draw:style-name="gr3" draw:text-style-name="P1" draw:layer="layout" svg:x1="16.5cm" svg:y1="15cm" svg:x2="12.5cm" svg:y2="15cm">
          <text:p/>
        </draw:line>
        <draw:frame draw:style-name="gr5" draw:layer="layout" svg:width="1.5cm" svg:height="1.25cm" svg:x="12.349cm" svg:y="12.621cm">
          <draw:text-box>
            <text:p>n</text:p>
          </draw:text-box>
        </draw:frame>
        <draw:custom-shape draw:style-name="gr1" draw:text-style-name="P2" draw:layer="layout" svg:width="6cm" svg:height="1cm" svg:x="6.5cm" svg:y="18cm">
          <text:p text:style-name="P1"><text:span text:style-name="T1">StreamDataProceed</text:span></text:p>
          <text:p text:style-name="P1"><text:span text:style-name="T3">SSID, DS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1cm" svg:x="6.5cm" svg:y="16.5cm">
          <text:p text:style-name="P1"><text:span text:style-name="T1">StreamDataSend</text:span></text:p>
          <text:p text:style-name="P1"><text:span text:style-name="T3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5cm" svg:y1="17cm" svg:x2="6.5cm" svg:y2="17cm">
          <text:p/>
        </draw:line>
        <draw:line draw:style-name="gr3" draw:text-style-name="P1" draw:layer="layout" svg:x1="12.5cm" svg:y1="17cm" svg:x2="16.5cm" svg:y2="17cm">
          <text:p/>
        </draw:line>
        <draw:line draw:style-name="gr3" draw:text-style-name="P1" draw:layer="layout" svg:x1="6.5cm" svg:y1="18.5cm" svg:x2="2.5cm" svg:y2="18.5cm">
          <text:p/>
        </draw:line>
        <draw:line draw:style-name="gr3" draw:text-style-name="P1" draw:layer="layout" svg:x1="16.5cm" svg:y1="18.5cm" svg:x2="12.5cm" svg:y2="18.5cm">
          <text:p/>
        </draw:line>
        <draw:frame draw:style-name="gr5" draw:layer="layout" svg:width="1.5cm" svg:height="1.25cm" svg:x="9cm" svg:y="15.5cm">
          <draw:text-box>
            <text:p>...</text:p>
          </draw:text-box>
        </draw:frame>
        <draw:custom-shape draw:style-name="gr1" draw:text-style-name="P2" draw:layer="layout" svg:width="6cm" svg:height="1cm" svg:x="6.5cm" svg:y="19.44cm">
          <text:p text:style-name="P1"><text:span text:style-name="T1">StreamDataComplete</text:span></text:p>
          <text:p text:style-name="P1"><text:span text:style-name="T3">SSID, DS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3cm" svg:height="1.25cm" svg:x="1.5cm" svg:y="2.5cm">
          <draw:text-box>
            <text:p>Source</text:p>
          </draw:text-box>
        </draw:frame>
        <draw:frame draw:style-name="gr5" draw:layer="layout" svg:width="4cm" svg:height="1.25cm" svg:x="14.5cm" svg:y="2.5cm">
          <draw:text-box>
            <text:p>Destination</text:p>
          </draw:text-box>
        </draw:frame>
        <draw:frame draw:style-name="gr5" draw:text-style-name="P3" draw:layer="layout" svg:width="14cm" svg:height="1.25cm" svg:x="3.5cm" svg:y="1cm">
          <draw:text-box>
            <text:p text:style-name="P1"><text:span text:style-name="T4">OpenLCB Stream Protocol</text:span></text:p>
          </draw:text-box>
        </draw:frame>
        <draw:frame draw:style-name="gr5" draw:layer="layout" svg:width="1.5cm" svg:height="1.25cm" svg:x="12.349cm" svg:y="16.12cm">
          <draw:text-box>
            <text:p>n</text:p>
          </draw:text-box>
        </draw:frame>
        <draw:custom-shape draw:style-name="gr6" draw:text-style-name="P1" draw:layer="layout" svg:width="0.5cm" svg:height="6cm" svg:x="17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3cm" svg:height="2.75cm" svg:x="18.5cm" svg:y="15cm">
          <draw:text-box>
            <text:p>m </text:p>
            <text:p>repeats</text:p>
          </draw:text-box>
        </draw:frame>
        <draw:line draw:style-name="gr3" draw:text-style-name="P1" draw:layer="layout" svg:x1="2.5cm" svg:y1="20cm" svg:x2="6.5cm" svg:y2="20cm">
          <text:p/>
        </draw:line>
        <draw:line draw:style-name="gr3" draw:text-style-name="P1" draw:layer="layout" svg:x1="12.5cm" svg:y1="20cm" svg:x2="16.5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Harris</meta:initial-creator>
    <meta:creation-date>2010-06-28T23:28:05</meta:creation-date>
    <dc:date>2011-07-25T18:13:50</dc:date>
    <dc:creator>Bob Jacobsen</dc:creator>
    <meta:editing-duration>PT4M49S</meta:editing-duration>
    <meta:editing-cycles>3</meta:editing-cycles>
    <meta:generator>OpenOffice.org/3.3$Unix OpenOffice.org_project/330m20$Build-9567</meta:generator>
    <meta:document-statistic meta:object-count="38"/>
  </office:meta>
</office:document-meta>
</file>